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cf8e6d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4" style:family="text">
      <style:text-properties fo:color="#8888c6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5" style:family="text">
      <style:text-properties fo:color="#bcbec4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6" style:family="text">
      <style:text-properties fo:color="#6aab73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7" style:family="text">
      <style:text-properties fo:color="#aa4926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8" style:family="text">
      <style:text-properties fo:color="#2aacb8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1.253cm" svg:viewBox="0 0 15946 530" draw:points="0,0 15946,0 15946,530 0,530">
          <text:p/>
        </draw:polygon>
        <draw:polygon draw:style-name="gr2" draw:text-style-name="P2" draw:layer="layout" svg:width="15.945cm" svg:height="0.529cm" svg:x="2.54cm" svg:y="11.782cm" svg:viewBox="0 0 15946 530" draw:points="0,0 15946,0 15946,530 0,530">
          <text:p/>
        </draw:polygon>
        <draw:polygon draw:style-name="gr2" draw:text-style-name="P2" draw:layer="layout" svg:width="15.945cm" svg:height="0.529cm" svg:x="2.54cm" svg:y="12.276cm" svg:viewBox="0 0 15946 530" draw:points="0,0 15946,0 15946,530 0,530">
          <text:p/>
        </draw:polygon>
        <draw:polygon draw:style-name="gr2" draw:text-style-name="P2" draw:layer="layout" svg:width="15.945cm" svg:height="0.529cm" svg:x="2.54cm" svg:y="12.77cm" svg:viewBox="0 0 15946 530" draw:points="0,0 15946,0 15946,530 0,530">
          <text:p/>
        </draw:polygon>
        <draw:polygon draw:style-name="gr2" draw:text-style-name="P2" draw:layer="layout" svg:width="15.945cm" svg:height="0.529cm" svg:x="2.54cm" svg:y="13.299cm" svg:viewBox="0 0 15946 530" draw:points="0,0 15946,0 15946,530 0,530">
          <text:p/>
        </draw:polygon>
        <draw:polygon draw:style-name="gr2" draw:text-style-name="P2" draw:layer="layout" svg:width="15.945cm" svg:height="0.529cm" svg:x="2.54cm" svg:y="13.793cm" svg:viewBox="0 0 15946 530" draw:points="0,0 15946,0 15946,530 0,530">
          <text:p/>
        </draw:polygon>
        <draw:polygon draw:style-name="gr2" draw:text-style-name="P2" draw:layer="layout" svg:width="15.945cm" svg:height="0.529cm" svg:x="2.54cm" svg:y="14.287cm" svg:viewBox="0 0 15946 530" draw:points="0,0 15946,0 15946,530 0,530">
          <text:p/>
        </draw:polygon>
        <draw:polygon draw:style-name="gr2" draw:text-style-name="P2" draw:layer="layout" svg:width="15.945cm" svg:height="0.529cm" svg:x="2.54cm" svg:y="14.816cm" svg:viewBox="0 0 15946 530" draw:points="0,0 15946,0 15946,530 0,530">
          <text:p/>
        </draw:polygon>
        <draw:polygon draw:style-name="gr2" draw:text-style-name="P2" draw:layer="layout" svg:width="15.945cm" svg:height="0.529cm" svg:x="2.54cm" svg:y="15.31cm" svg:viewBox="0 0 15946 530" draw:points="0,0 15946,0 15946,530 0,530">
          <text:p/>
        </draw:polygon>
        <draw:polygon draw:style-name="gr2" draw:text-style-name="P2" draw:layer="layout" svg:width="15.945cm" svg:height="0.529cm" svg:x="2.54cm" svg:y="15.804cm" svg:viewBox="0 0 15946 530" draw:points="0,0 15946,0 15946,530 0,530">
          <text:p/>
        </draw:polygon>
        <draw:polygon draw:style-name="gr2" draw:text-style-name="P2" draw:layer="layout" svg:width="15.945cm" svg:height="0.529cm" svg:x="2.54cm" svg:y="16.333cm" svg:viewBox="0 0 15946 530" draw:points="0,0 15946,0 15946,530 0,530">
          <text:p/>
        </draw:polygon>
        <draw:polygon draw:style-name="gr2" draw:text-style-name="P2" draw:layer="layout" svg:width="15.945cm" svg:height="0.529cm" svg:x="2.54cm" svg:y="16.827cm" svg:viewBox="0 0 15946 530" draw:points="0,0 15946,0 15946,530 0,530">
          <text:p/>
        </draw:polygon>
        <draw:polygon draw:style-name="gr2" draw:text-style-name="P2" draw:layer="layout" svg:width="15.945cm" svg:height="0.529cm" svg:x="2.54cm" svg:y="17.321cm" svg:viewBox="0 0 15946 530" draw:points="0,0 15946,0 15946,530 0,530">
          <text:p/>
        </draw:polygon>
        <draw:polygon draw:style-name="gr2" draw:text-style-name="P2" draw:layer="layout" svg:width="15.945cm" svg:height="0.564cm" svg:x="2.54cm" svg:y="17.85cm" svg:viewBox="0 0 15946 565" draw:points="0,0 15946,0 15946,565 0,565">
          <text:p/>
        </draw:polygon>
        <draw:polygon draw:style-name="gr2" draw:text-style-name="P2" draw:layer="layout" svg:width="15.945cm" svg:height="0.529cm" svg:x="2.54cm" svg:y="18.344cm" svg:viewBox="0 0 15946 530" draw:points="0,0 15946,0 15946,530 0,530">
          <text:p/>
        </draw:polygon>
        <draw:polygon draw:style-name="gr2" draw:text-style-name="P2" draw:layer="layout" svg:width="15.945cm" svg:height="0.529cm" svg:x="2.54cm" svg:y="18.838cm" svg:viewBox="0 0 15946 530" draw:points="0,0 15946,0 15946,530 0,530">
          <text:p/>
        </draw:polygon>
        <draw:polygon draw:style-name="gr2" draw:text-style-name="P2" draw:layer="layout" svg:width="15.945cm" svg:height="0.529cm" svg:x="2.54cm" svg:y="19.367cm" svg:viewBox="0 0 15946 530" draw:points="0,0 15946,0 15946,530 0,530">
          <text:p/>
        </draw:polygon>
        <draw:polygon draw:style-name="gr2" draw:text-style-name="P2" draw:layer="layout" svg:width="15.945cm" svg:height="0.529cm" svg:x="2.54cm" svg:y="19.861cm" svg:viewBox="0 0 15946 530" draw:points="0,0 15946,0 15946,530 0,530">
          <text:p/>
        </draw:polygon>
        <draw:frame draw:style-name="gr3" draw:text-style-name="P4" draw:layer="layout" svg:width="7.952cm" svg:height="0.433cm" svg:x="11.766cm" svg:y="2.553cm">
          <draw:text-box>
            <text:p text:style-name="P3"><text:span text:style-name="T1">Студент группы ИС-27 Цотниашвили Давид</text:span></text:p>
          </draw:text-box>
        </draw:frame>
        <draw:frame draw:style-name="gr3" draw:text-style-name="P4" draw:layer="layout" svg:width="5.319cm" svg:height="0.433cm" svg:x="2.54cm" svg:y="3.066cm">
          <draw:text-box>
            <text:p text:style-name="P3"><text:span text:style-name="T2">Практическое задание №14</text:span></text:p>
          </draw:text-box>
        </draw:frame>
        <draw:frame draw:style-name="gr3" draw:text-style-name="P4" draw:layer="layout" svg:width="15.966cm" svg:height="0.433cm" svg:x="2.54cm" svg:y="4.092cm">
          <draw:text-box>
            <text:p text:style-name="P3"><text:span text:style-name="T2">Тема:</text:span><text:span text:style-name="T1"> составление программ с использованием регулярных выражений в IDE PyCharm</text:span></text:p>
          </draw:text-box>
        </draw:frame>
        <draw:frame draw:style-name="gr3" draw:text-style-name="P4" draw:layer="layout" svg:width="2.081cm" svg:height="0.433cm" svg:x="2.54cm" svg:y="4.605cm">
          <draw:text-box>
            <text:p text:style-name="P3"><text:span text:style-name="T1">Community.</text:span></text:p>
          </draw:text-box>
        </draw:frame>
        <draw:frame draw:style-name="gr3" draw:text-style-name="P4" draw:layer="layout" svg:width="14.205cm" svg:height="0.433cm" svg:x="2.54cm" svg:y="5.632cm">
          <draw:text-box>
            <text:p text:style-name="P3"><text:span text:style-name="T2">Цель:</text:span><text:span text:style-name="T1"> закрепить усвоенные знания, понятия, алгоритмы, основные принципы</text:span></text:p>
          </draw:text-box>
        </draw:frame>
        <draw:frame draw:style-name="gr3" draw:text-style-name="P4" draw:layer="layout" svg:width="15.89cm" svg:height="0.433cm" svg:x="2.54cm" svg:y="6.145cm">
          <draw:text-box>
            <text:p text:style-name="P3"><text:span text:style-name="T1">составления программ, приобрести навыки составление программ с использованием с</text:span></text:p>
          </draw:text-box>
        </draw:frame>
        <draw:frame draw:style-name="gr3" draw:text-style-name="P4" draw:layer="layout" svg:width="12.38cm" svg:height="0.433cm" svg:x="2.54cm" svg:y="6.658cm">
          <draw:text-box>
            <text:p text:style-name="P3"><text:span text:style-name="T1">использованием регулярных выражений в IDE PyCharm Community.</text:span></text:p>
          </draw:text-box>
        </draw:frame>
        <draw:frame draw:style-name="gr3" draw:text-style-name="P4" draw:layer="layout" svg:width="14.01cm" svg:height="0.433cm" svg:x="2.54cm" svg:y="7.684cm">
          <draw:text-box>
            <text:p text:style-name="P3"><text:span text:style-name="T2">Постановка задачи:</text:span><text:span text:style-name="T1"> В исходном текстовом файле(Dostoevsky.txt) найти все</text:span></text:p>
          </draw:text-box>
        </draw:frame>
        <draw:frame draw:style-name="gr3" draw:text-style-name="P4" draw:layer="layout" svg:width="13.041cm" svg:height="0.433cm" svg:x="2.54cm" svg:y="8.198cm">
          <draw:text-box>
            <text:p text:style-name="P3"><text:span text:style-name="T1">произведения писателя. Посчитать количество полученных элементов.</text:span></text:p>
          </draw:text-box>
        </draw:frame>
        <draw:frame draw:style-name="gr3" draw:text-style-name="P4" draw:layer="layout" svg:width="5.37cm" svg:height="0.433cm" svg:x="2.54cm" svg:y="9.737cm">
          <draw:text-box>
            <text:p text:style-name="P3"><text:span text:style-name="T2">Тип алгоритма:</text:span><text:span text:style-name="T1"> циклический</text:span></text:p>
          </draw:text-box>
        </draw:frame>
        <draw:frame draw:style-name="gr3" draw:text-style-name="P4" draw:layer="layout" svg:width="3.533cm" svg:height="0.433cm" svg:x="2.54cm" svg:y="10.763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13.74cm" svg:height="0.446cm" svg:x="2.54cm" svg:y="11.264cm">
          <draw:text-box>
            <text:p text:style-name="P3"><text:span text:style-name="T3">with</text:span><text:span text:style-name="T4"> open</text:span><text:span text:style-name="T5">(</text:span><text:span text:style-name="T6">'Dostoevsky.txt'</text:span><text:span text:style-name="T5">,</text:span><text:span text:style-name="T6"> 'r'</text:span><text:span text:style-name="T5">,</text:span><text:span text:style-name="T7"> encoding</text:span><text:span text:style-name="T5">=</text:span><text:span text:style-name="T6">'utf-8'</text:span><text:span text:style-name="T5">)</text:span><text:span text:style-name="T3"> as</text:span><text:span text:style-name="T5"> file:</text:span></text:p>
          </draw:text-box>
        </draw:frame>
        <draw:frame draw:style-name="gr3" draw:text-style-name="P4" draw:layer="layout" svg:width="4.193cm" svg:height="0.446cm" svg:x="3.238cm" svg:y="11.769cm">
          <draw:text-box>
            <text:p text:style-name="P3"><text:span text:style-name="T5">text = file.read()</text:span></text:p>
          </draw:text-box>
        </draw:frame>
        <draw:frame draw:style-name="gr3" draw:text-style-name="P4" draw:layer="layout" svg:width="5.591cm" svg:height="0.446cm" svg:x="2.54cm" svg:y="12.78cm">
          <draw:text-box>
            <text:p text:style-name="P3"><text:span text:style-name="T5">lines = text.split(</text:span><text:span text:style-name="T6">'</text:span><text:span text:style-name="T3">\n</text:span><text:span text:style-name="T6">'</text:span><text:span text:style-name="T5">)</text:span></text:p>
          </draw:text-box>
        </draw:frame>
        <draw:frame draw:style-name="gr3" draw:text-style-name="P4" draw:layer="layout" svg:width="3.029cm" svg:height="0.446cm" svg:x="2.54cm" svg:y="13.791cm">
          <draw:text-box>
            <text:p text:style-name="P3"><text:span text:style-name="T5">works =</text:span><text:span text:style-name="T4"> set</text:span><text:span text:style-name="T5">()</text:span></text:p>
          </draw:text-box>
        </draw:frame>
        <draw:frame draw:style-name="gr3" draw:text-style-name="P4" draw:layer="layout" svg:width="4.194cm" svg:height="0.446cm" svg:x="2.54cm" svg:y="14.297cm">
          <draw:text-box>
            <text:p text:style-name="P3"><text:span text:style-name="T3">for</text:span><text:span text:style-name="T5"> line</text:span><text:span text:style-name="T3"> in</text:span><text:span text:style-name="T5"> lines:</text:span></text:p>
          </draw:text-box>
        </draw:frame>
        <draw:frame draw:style-name="gr3" draw:text-style-name="P4" draw:layer="layout" svg:width="7.22cm" svg:height="0.446cm" svg:x="3.238cm" svg:y="14.802cm">
          <draw:text-box>
            <text:p text:style-name="P3"><text:span text:style-name="T3">if</text:span><text:span text:style-name="T6"> "«"</text:span><text:span text:style-name="T3"> in</text:span><text:span text:style-name="T5"> line</text:span><text:span text:style-name="T3"> and</text:span><text:span text:style-name="T6"> "»"</text:span><text:span text:style-name="T3"> in</text:span><text:span text:style-name="T5"> line:</text:span></text:p>
          </draw:text-box>
        </draw:frame>
        <draw:frame draw:style-name="gr3" draw:text-style-name="P4" draw:layer="layout" svg:width="10.714cm" svg:height="0.446cm" svg:x="4.169cm" svg:y="15.308cm">
          <draw:text-box>
            <text:p text:style-name="P3"><text:span text:style-name="T5">work = line[line.find(</text:span><text:span text:style-name="T6">"«"</text:span><text:span text:style-name="T5">)+</text:span><text:span text:style-name="T8">1</text:span><text:span text:style-name="T5"> : line.find(</text:span><text:span text:style-name="T6">"»"</text:span><text:span text:style-name="T5">)]</text:span></text:p>
          </draw:text-box>
        </draw:frame>
        <draw:frame draw:style-name="gr3" draw:text-style-name="P4" draw:layer="layout" svg:width="3.495cm" svg:height="0.446cm" svg:x="4.169cm" svg:y="15.813cm">
          <draw:text-box>
            <text:p text:style-name="P3"><text:span text:style-name="T5">works.add(work)</text:span></text:p>
          </draw:text-box>
        </draw:frame>
        <draw:frame draw:style-name="gr3" draw:text-style-name="P4" draw:layer="layout" svg:width="11.644cm" svg:height="0.446cm" svg:x="2.54cm" svg:y="16.824cm">
          <draw:text-box>
            <text:p text:style-name="P3"><text:span text:style-name="T4">print</text:span><text:span text:style-name="T5">(</text:span><text:span text:style-name="T6">"Произведения писателя Ф. М. Достоевского:"</text:span><text:span text:style-name="T5">)</text:span></text:p>
          </draw:text-box>
        </draw:frame>
        <draw:frame draw:style-name="gr3" draw:text-style-name="P4" draw:layer="layout" svg:width="4.194cm" svg:height="0.446cm" svg:x="2.54cm" svg:y="17.33cm">
          <draw:text-box>
            <text:p text:style-name="P3"><text:span text:style-name="T3">for</text:span><text:span text:style-name="T5"> work</text:span><text:span text:style-name="T3"> in</text:span><text:span text:style-name="T5"> works:</text:span></text:p>
          </draw:text-box>
        </draw:frame>
        <draw:frame draw:style-name="gr3" draw:text-style-name="P4" draw:layer="layout" svg:width="2.563cm" svg:height="0.446cm" svg:x="3.238cm" svg:y="17.835cm">
          <draw:text-box>
            <text:p text:style-name="P3"><text:span text:style-name="T4">print</text:span><text:span text:style-name="T5">(work)</text:span></text:p>
          </draw:text-box>
        </draw:frame>
        <draw:frame draw:style-name="gr3" draw:text-style-name="P4" draw:layer="layout" svg:width="5.124cm" svg:height="0.446cm" svg:x="2.54cm" svg:y="18.847cm">
          <draw:text-box>
            <text:p text:style-name="P3"><text:span text:style-name="T5">num_works =</text:span><text:span text:style-name="T4"> len</text:span><text:span text:style-name="T5">(works)</text:span></text:p>
          </draw:text-box>
        </draw:frame>
        <draw:frame draw:style-name="gr3" draw:text-style-name="P4" draw:layer="layout" svg:width="14.438cm" svg:height="0.446cm" svg:x="2.54cm" svg:y="19.352cm">
          <draw:text-box>
            <text:p text:style-name="P3"><text:span text:style-name="T4">print</text:span><text:span text:style-name="T5">(</text:span><text:span text:style-name="T6">"</text:span><text:span text:style-name="T3">\n</text:span><text:span text:style-name="T6">Общее количество произведений писателя: "</text:span><text:span text:style-name="T5">, num_works)</text:span></text:p>
          </draw:text-box>
        </draw:frame>
        <draw:frame draw:style-name="gr3" draw:text-style-name="P4" draw:layer="layout" svg:width="5.903cm" svg:height="0.433cm" svg:x="2.54cm" svg:y="23.455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12.401cm" svg:height="0.433cm" svg:x="2.54cm" svg:y="23.968cm">
          <draw:text-box>
            <text:p text:style-name="P3"><text:span text:style-name="T1">/usr/bin/python3.9 /home/student/Документы/uc27klipan/pz/pz 14/14.py</text:span></text:p>
          </draw:text-box>
        </draw:frame>
        <draw:frame draw:style-name="gr3" draw:text-style-name="P4" draw:layer="layout" svg:width="8.113cm" svg:height="0.433cm" svg:x="2.54cm" svg:y="24.481cm">
          <draw:text-box>
            <text:p text:style-name="P3"><text:span text:style-name="T1">Произведения писателя Ф. М. Достоевского:</text:span></text:p>
          </draw:text-box>
        </draw:frame>
        <draw:frame draw:style-name="gr3" draw:text-style-name="P4" draw:layer="layout" svg:width="2.487cm" svg:height="0.433cm" svg:x="2.54cm" svg:y="24.995cm">
          <draw:text-box>
            <text:p text:style-name="P3"><text:span text:style-name="T1">Бедные люди</text:span></text:p>
          </draw:text-box>
        </draw:frame>
        <draw:frame draw:style-name="gr3" draw:text-style-name="P4" draw:layer="layout" svg:width="4.879cm" svg:height="0.433cm" svg:x="2.54cm" svg:y="25.508cm">
          <draw:text-box>
            <text:p text:style-name="P3"><text:span text:style-name="T1">Преступление и наказание</text:span></text:p>
          </draw:text-box>
        </draw:frame>
        <draw:frame draw:style-name="gr3" draw:text-style-name="P4" draw:layer="layout" svg:width="1.026cm" svg:height="0.433cm" svg:x="2.54cm" svg:y="26.021cm">
          <draw:text-box>
            <text:p text:style-name="P3"><text:span text:style-name="T1">Игрок</text:span></text:p>
          </draw:text-box>
        </draw:frame>
        <draw:frame draw:style-name="gr3" draw:text-style-name="P4" draw:layer="layout" svg:width="2.885cm" svg:height="0.433cm" svg:x="2.54cm" svg:y="26.534cm">
          <draw:text-box>
            <text:p text:style-name="P3"><text:span text:style-name="T1">Евгения Гранде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946cm" svg:height="0.433cm" svg:x="2.54cm" svg:y="2.553cm">
          <draw:text-box>
            <text:p text:style-name="P3"><text:span text:style-name="T1">Бесы</text:span></text:p>
          </draw:text-box>
        </draw:frame>
        <draw:frame draw:style-name="gr3" draw:text-style-name="P4" draw:layer="layout" svg:width="3.63cm" svg:height="0.433cm" svg:x="2.54cm" svg:y="3.066cm">
          <draw:text-box>
            <text:p text:style-name="P3"><text:span text:style-name="T1">Братья Карамазовы</text:span></text:p>
          </draw:text-box>
        </draw:frame>
        <draw:frame draw:style-name="gr3" draw:text-style-name="P4" draw:layer="layout" svg:width="3.761cm" svg:height="0.433cm" svg:x="2.54cm" svg:y="3.579cm">
          <draw:text-box>
            <text:p text:style-name="P3"><text:span text:style-name="T1">делу Петрашевского</text:span></text:p>
          </draw:text-box>
        </draw:frame>
        <draw:frame draw:style-name="gr3" draw:text-style-name="P4" draw:layer="layout" svg:width="1.17cm" svg:height="0.433cm" svg:x="2.54cm" svg:y="4.092cm">
          <draw:text-box>
            <text:p text:style-name="P3"><text:span text:style-name="T1">Время</text:span></text:p>
          </draw:text-box>
        </draw:frame>
        <draw:frame draw:style-name="gr3" draw:text-style-name="P4" draw:layer="layout" svg:width="1.12cm" svg:height="0.433cm" svg:x="2.54cm" svg:y="4.605cm">
          <draw:text-box>
            <text:p text:style-name="P3"><text:span text:style-name="T1">Идиот</text:span></text:p>
          </draw:text-box>
        </draw:frame>
        <draw:frame draw:style-name="gr3" draw:text-style-name="P4" draw:layer="layout" svg:width="4.773cm" svg:height="0.433cm" svg:x="2.54cm" svg:y="5.119cm">
          <draw:text-box>
            <text:p text:style-name="P3"><text:span text:style-name="T1">Записки из мертвого дома</text:span></text:p>
          </draw:text-box>
        </draw:frame>
        <draw:frame draw:style-name="gr3" draw:text-style-name="P4" draw:layer="layout" svg:width="1.505cm" svg:height="0.433cm" svg:x="2.54cm" svg:y="5.632cm">
          <draw:text-box>
            <text:p text:style-name="P3"><text:span text:style-name="T1">Двойник</text:span></text:p>
          </draw:text-box>
        </draw:frame>
        <draw:frame draw:style-name="gr3" draw:text-style-name="P4" draw:layer="layout" svg:width="7.995cm" svg:height="0.433cm" svg:x="2.54cm" svg:y="6.658cm">
          <draw:text-box>
            <text:p text:style-name="P3"><text:span text:style-name="T1">Общее количество произведений писателя:</text:span></text:p>
          </draw:text-box>
        </draw:frame>
        <draw:frame draw:style-name="gr3" draw:text-style-name="P4" draw:layer="layout" svg:width="0.434cm" svg:height="0.433cm" svg:x="10.66cm" svg:y="6.658cm">
          <draw:text-box>
            <text:p text:style-name="P3"><text:span text:style-name="T1">11</text:span></text:p>
          </draw:text-box>
        </draw:frame>
        <draw:frame draw:style-name="gr3" draw:text-style-name="P4" draw:layer="layout" svg:width="5.649cm" svg:height="0.433cm" svg:x="2.54cm" svg:y="7.684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471cm" svg:height="0.433cm" svg:x="2.54cm" svg:y="10.25cm">
          <draw:text-box>
            <text:p text:style-name="P3"><text:span text:style-name="T2">Вывод:</text:span></text:p>
          </draw:text-box>
        </draw:frame>
        <draw:frame draw:style-name="gr3" draw:text-style-name="P4" draw:layer="layout" svg:width="13.756cm" svg:height="0.433cm" svg:x="2.54cm" svg:y="10.763cm">
          <draw:text-box>
            <text:p text:style-name="P3"><text:span text:style-name="T1">Мы закрепили усвоенные знания, понятия, алгоритмы, основные принципы</text:span></text:p>
          </draw:text-box>
        </draw:frame>
        <draw:frame draw:style-name="gr3" draw:text-style-name="P4" draw:layer="layout" svg:width="15.746cm" svg:height="0.433cm" svg:x="2.54cm" svg:y="11.277cm">
          <draw:text-box>
            <text:p text:style-name="P3"><text:span text:style-name="T1">составления программ, приобрели навыки составление программ с использованием с</text:span></text:p>
          </draw:text-box>
        </draw:frame>
        <draw:frame draw:style-name="gr3" draw:text-style-name="P4" draw:layer="layout" svg:width="12.38cm" svg:height="0.433cm" svg:x="2.54cm" svg:y="11.79cm">
          <draw:text-box>
            <text:p text:style-name="P3"><text:span text:style-name="T1">использованием регулярных выражений в IDE PyCharm Community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6:54:42.862969170</dc:date>
    <meta:editing-duration>PT41S</meta:editing-duration>
    <meta:editing-cycles>1</meta:editing-cycles>
    <meta:document-statistic meta:object-count="65"/>
    <meta:generator>LibreOffice/7.3.7.2$Linux_X86_64 LibreOffice_project/30$Build-2</meta:generator>
  </office:meta>
</office:document-meta>
</file>